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dits<text:line-break/><text:line-break/><text:line-break/><text:line-break/><text:line-break/>Sonstige:</text:p>
      <text:p text:style-name="Standard"/>
      <text:p text:style-name="Standard">Ein weiterer Dank geht an PrimaFont für die Erstellung des Fonts „Xtra“</text:p>
      <text:p text:style-name="Standard">sowi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ky Hohmuth</meta:initial-creator>
    <meta:creation-date>2019-06-11T10:57:36.92</meta:creation-date>
    <meta:document-statistic meta:table-count="0" meta:image-count="0" meta:object-count="0" meta:page-count="1" meta:paragraph-count="3" meta:word-count="15" meta:character-count="97"/>
    <dc:date>2019-06-11T11:01:07.89</dc:date>
    <dc:creator>Vicky Hohmuth</dc:creator>
    <meta:editing-duration>PT3M31S</meta:editing-duration>
    <meta:editing-cycles>1</meta:editing-cycles>
    <meta:generator>OpenOffice/4.1.2$Win32 OpenOffice.org_project/412m3$Build-9782</meta:generator>
  </office:meta>
</office:document-meta>
</file>